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88cm"/>
    </style:style>
    <style:style style:name="co3" style:family="table-column">
      <style:table-column-properties fo:break-before="auto" style:column-width="1.94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>
        <table:shapes>
          <draw:frame draw:z-index="0" draw:style-name="gr1" svg:width="15.999cm" svg:height="8.999cm" svg:x="8.363cm" svg:y="0.186cm">
            <draw:object draw:notify-on-update-of-ranges="Лист1.B2:Лист1.B2 Лист1.B3:Лист1.B6 Лист1.C2:Лист1.C2 Лист1.C3:Лист1.C6 Лист1.D2:Лист1.D2 Лист1.D3:Лист1.D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2" office:value-type="float" office:value="100000" table:number-columns-spanned="2" table:number-rows-spanned="1">
            <text:p>100000</text:p>
          </table:table-cell>
          <table:covered-table-cell/>
          <table:table-cell/>
        </table:table-row>
        <table:table-row table:style-name="ro2">
          <table:table-cell/>
          <table:table-cell table:style-name="ce1" office:value-type="string">
            <text:p>Threads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Speedup</text:p>
          </table:table-cell>
          <table:table-cell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42.850578">
            <text:p>42,850578</text:p>
          </table:table-cell>
          <table:table-cell table:style-name="ce1" office:value-type="float" office:value="0">
            <text:p>0</text:p>
          </table:table-cell>
          <table:table-cell table:style-name="ce2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24.420472">
            <text:p>24,420472</text:p>
          </table:table-cell>
          <table:table-cell table:style-name="ce1" table:formula="of:=[.$C$3]/[.C4]" office:value-type="float" office:value="1.7546990082747">
            <text:p>1,7546990083</text:p>
          </table:table-cell>
          <table:table-cell/>
        </table:table-row>
        <table:table-row table:style-name="ro1">
          <table:table-cell/>
          <table:table-cell table:style-name="ce1" office:value-type="float" office:value="4">
            <text:p>4</text:p>
          </table:table-cell>
          <table:table-cell table:style-name="ce1" office:value-type="float" office:value="12.591296">
            <text:p>12,591296</text:p>
          </table:table-cell>
          <table:table-cell table:style-name="ce1" table:formula="of:=[.$C$3]/[.C5]" office:value-type="float" office:value="3.40319042614835">
            <text:p>3,4031904261</text:p>
          </table:table-cell>
          <table:table-cell/>
        </table:table-row>
        <table:table-row table:style-name="ro1">
          <table:table-cell/>
          <table:table-cell table:style-name="ce1" office:value-type="float" office:value="8">
            <text:p>8</text:p>
          </table:table-cell>
          <table:table-cell table:style-name="ce1" office:value-type="float" office:value="6.543611">
            <text:p>6,543611</text:p>
          </table:table-cell>
          <table:table-cell table:style-name="ce1" table:formula="of:=[.$C$3]/[.C6]" office:value-type="float" office:value="6.5484604754164">
            <text:p>6,5484604754</text:p>
          </table:table-cell>
          <table:table-cell/>
        </table:table-row>
        <table:table-row table:style-name="ro3" table:number-rows-repeated="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Лист2" table:style-name="ta1">
        <table:table-column table:style-name="co1" table:default-cell-style-name="Default"/>
        <table:table-row table:style-name="ro3">
          <table:table-cell/>
        </table:table-row>
      </table:table>
      <table:table table:name="Лист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i </meta:initial-creator>
    <meta:creation-date>2014-12-02T21:27:59</meta:creation-date>
    <meta:generator>LibreOffice/3.5$Linux_x86 LibreOffice_project/350m1$Build-2</meta:generator>
    <dc:date>2014-12-05T22:58:21</dc:date>
    <dc:creator>wei </dc:creator>
    <meta:editing-duration>PT3M51S</meta:editing-duration>
    <meta:editing-cycles>2</meta:editing-cycles>
    <meta:document-statistic meta:table-count="3" meta:cell-count="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5.808cm" svg:y="0.68cm" style:legend-expansion="wide" chart:style-name="ch2"/>
        <chart:plot-area chart:style-name="ch3" table:cell-range-address="Лист1.B2:Лист1.D6" chart:data-source-has-labels="both" svg:x="1.331cm" svg:y="1.638cm" svg:width="14.029cm" svg:height="6.201cm">
          <chartooo:coordinate-region svg:x="1.952cm" svg:y="1.837cm" svg:width="12.971cm" svg:height="5.355cm"/>
          <chart:axis chart:dimension="x" chart:name="primary-x" chart:style-name="ch4" chartooo:axis-type="auto">
            <chartooo:date-scale/>
            <chart:title svg:x="7.692cm" svg:y="8.019cm" chart:style-name="ch5">
              <text:p>Threads</text:p>
            </chart:title>
            <chart:categories table:cell-range-address="Лист1.B3:Лист1.B6"/>
            <chart:grid chart:style-name="ch6" chart:class="major"/>
          </chart:axis>
          <chart:axis chart:dimension="y" chart:name="primary-y" chart:style-name="ch7">
            <chart:title svg:x="0.451cm" svg:y="5.152cm" chart:style-name="ch8">
              <text:p>Time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Лист1.C3:Лист1.C6" chart:label-cell-address="Лист1.C2:Лист1.C2" chart:class="chart:line">
            <chart:data-point chart:repeated="4"/>
          </chart:series>
          <chart:series chart:attached-axis="secondary-y" chart:style-name="ch11" chart:values-cell-range-address="Лист1.D3:Лист1.D6" chart:label-cell-address="Лист1.D2:Лист1.D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Лист1.C2:Лист1.C2</svg:desc>
                </draw:g>
              </table:table-cell>
              <table:table-cell office:value-type="string">
                <text:p>Speedup</text:p>
                <draw:g>
                  <svg:desc>Лист1.D2:Лист1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Лист1.B3:Лист1.B6</svg:desc>
                </draw:g>
              </table:table-cell>
              <table:table-cell office:value-type="float" office:value="42.850578">
                <text:p>42.850578</text:p>
                <draw:g>
                  <svg:desc>Лист1.C3:Лист1.C6</svg:desc>
                </draw:g>
              </table:table-cell>
              <table:table-cell office:value-type="float" office:value="0">
                <text:p>0</text:p>
                <draw:g>
                  <svg:desc>Лист1.D3:Лист1.D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4.420472">
                <text:p>24.420472</text:p>
              </table:table-cell>
              <table:table-cell office:value-type="float" office:value="1.7546990082747">
                <text:p>1.754699008274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2.591296">
                <text:p>12.591296</text:p>
              </table:table-cell>
              <table:table-cell office:value-type="float" office:value="3.40319042614835">
                <text:p>3.4031904261483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.543611">
                <text:p>6.543611</text:p>
              </table:table-cell>
              <table:table-cell office:value-type="float" office:value="6.5484604754164">
                <text:p>6.54846047541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